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07cm" fo:min-width="5.466cm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8.328cm" svg:height="3.783cm" svg:x="12.049cm" svg:y="2.524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049cm" svg:y1="3.039cm" svg:x2="20.377cm" svg:y2="3.039cm">
              <text:p/>
            </draw:line>
            <draw:line draw:style-name="gr2" draw:text-style-name="P3" draw:layer="layout" svg:x1="12.049cm" svg:y1="3.506cm" svg:x2="20.377cm" svg:y2="3.506cm">
              <text:p/>
            </draw:line>
          </draw:g>
        </draw:g>
        <draw:g xml:id="id1" draw:id="id1">
          <draw:g>
            <draw:custom-shape draw:style-name="gr3" draw:text-style-name="P2" draw:layer="layout" svg:width="5.966cm" svg:height="1.157cm" svg:x="3.413cm" svg:y="5.191cm">
              <text:p text:style-name="P1"><text:span text:style-name="T1">+CountUniqueArrayList</text:span></text:p>
              <text:p text:style-name="P1"><text:span text:style-name="T3"/></text:p>
              <text:p text:style-name="P1"><text:span text:style-name="T2">+countUnique() : int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3.413cm" svg:y1="5.871cm" svg:x2="9.379cm" svg:y2="5.871cm">
              <text:p/>
            </draw:line>
            <draw:line draw:style-name="gr2" draw:text-style-name="P3" draw:layer="layout" svg:x1="3.413cm" svg:y1="5.682cm" svg:x2="9.379cm" svg:y2="5.682cm">
              <text:p/>
            </draw:line>
          </draw:g>
        </draw:g>
        <draw:connector draw:style-name="gr4" draw:text-style-name="P4" draw:layer="layout" draw:type="line" svg:x1="9.379cm" svg:y1="5.769cm" svg:x2="12.049cm" svg:y2="4.415cm" draw:start-shape="id1" draw:end-shape="id2" draw:end-glue-point="3" svg:d="M9379 5769l2670-1354" svg:viewBox="0 0 2671 1355">
          <text:p/>
        </draw:connector>
        <draw:frame draw:style-name="gr5" draw:text-style-name="P5" draw:layer="layout" svg:width="0.777cm" svg:height="0.806cm" svg:x="11.287cm" svg:y="4.512cm">
          <draw:text-box>
            <text:p><text:span text:style-name="T4">1</text:span></text:p>
          </draw:text-box>
        </draw:frame>
        <draw:frame draw:style-name="gr5" draw:text-style-name="P5" draw:layer="layout" svg:width="0.777cm" svg:height="0.806cm" svg:x="9.421cm" svg:y="5.442cm">
          <draw:text-box>
            <text:p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1T18:47:33.360660412</dc:date>
    <meta:editing-duration>PT19M48S</meta:editing-duration>
    <meta:editing-cycles>7</meta:editing-cycles>
    <meta:document-statistic meta:object-count="13"/>
  </office:meta>
</office:document-meta>
</file>